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Liberation Sans" fo:font-size="14pt" fo:font-weight="bold" fo:background-color="#ffffff" style:font-size-asian="14pt" style:font-weight-asian="bold" style:font-size-complex="14pt" style:font-weight-complex="bold"/>
    </style:style>
    <style:style style:name="P2" style:family="paragraph" style:parent-style-name="Standard">
      <style:text-properties fo:color="#000000" style:font-name="Liberation Sans" fo:font-size="14pt" fo:font-weight="bold" officeooo:paragraph-rsid="00133e34" fo:background-color="#ffffff" style:font-size-asian="14pt" style:font-weight-asian="bold" style:font-size-complex="14pt" style:font-weight-complex="bold"/>
    </style:style>
    <style:style style:name="P3" style:family="paragraph" style:parent-style-name="Standard">
      <style:text-properties fo:color="#000000" style:font-name="Liberation Sans" fo:font-size="14pt" fo:font-weight="bold" officeooo:rsid="00133e34" officeooo:paragraph-rsid="00133e34" fo:background-color="#ffffff" style:font-size-asian="14pt" style:font-weight-asian="bold" style:font-size-complex="14pt" style:font-weight-complex="bold"/>
    </style:style>
    <style:style style:name="P4" style:family="paragraph" style:parent-style-name="Standard">
      <style:text-properties fo:color="#000000" style:font-name="Liberation Sans" fo:font-size="14pt" fo:font-weight="normal" officeooo:rsid="00133e34" officeooo:paragraph-rsid="00133e34" fo:background-color="#ffffff" style:font-size-asian="14pt" style:font-weight-asian="normal" style:font-size-complex="14pt" style:font-weight-complex="normal"/>
    </style:style>
    <style:style style:name="P5" style:family="paragraph" style:parent-style-name="Standard">
      <style:text-properties style:font-name="Liberation Sans" fo:font-size="14pt" style:font-size-asian="14pt" style:font-size-complex="14pt"/>
    </style:style>
    <style:style style:name="P6" style:family="paragraph" style:parent-style-name="Standard" style:list-style-name="L4">
      <style:text-properties style:font-name="Liberation Sans" fo:font-size="14pt" officeooo:paragraph-rsid="0012b793" style:font-size-asian="14pt" style:font-size-complex="14pt"/>
    </style:style>
    <style:style style:name="P7" style:family="paragraph" style:parent-style-name="Standard" style:list-style-name="L3">
      <style:text-properties style:font-name="Liberation Sans" fo:font-size="14pt" officeooo:paragraph-rsid="0012b793" style:font-size-asian="14pt" style:font-size-complex="14pt"/>
    </style:style>
    <style:style style:name="P8" style:family="paragraph" style:parent-style-name="Standard" style:list-style-name="L3">
      <style:text-properties style:font-name="Liberation Sans" fo:font-size="14pt" officeooo:rsid="0012b793" officeooo:paragraph-rsid="0012b793" style:font-size-asian="14pt" style:font-size-complex="14pt"/>
    </style:style>
    <style:style style:name="P9" style:family="paragraph" style:parent-style-name="Standard">
      <style:text-properties style:font-name="Liberation Sans" fo:font-size="14pt" officeooo:paragraph-rsid="0012c50e" style:font-size-asian="14pt" style:font-size-complex="14pt"/>
    </style:style>
    <style:style style:name="P10" style:family="paragraph" style:parent-style-name="Standard">
      <style:text-properties style:font-name="Liberation Sans" fo:font-size="14pt" fo:font-weight="bold" style:font-size-asian="14pt" style:font-weight-asian="bold" style:font-size-complex="14pt" style:font-weight-complex="bold"/>
    </style:style>
    <style:style style:name="P11" style:family="paragraph" style:parent-style-name="Standard">
      <style:text-properties style:font-name="Liberation Sans" fo:font-size="14pt" fo:font-weight="bold" officeooo:paragraph-rsid="000a4c76" style:font-size-asian="14pt" style:font-weight-asian="bold" style:font-size-complex="14pt" style:font-weight-complex="bold"/>
    </style:style>
    <style:style style:name="P12" style:family="paragraph" style:parent-style-name="Standard">
      <style:text-properties style:font-name="Liberation Sans" fo:font-size="14pt" fo:font-weight="normal" style:font-size-asian="14pt" style:font-weight-asian="normal" style:font-size-complex="14pt" style:font-weight-complex="normal"/>
    </style:style>
    <style:style style:name="P13" style:family="paragraph" style:parent-style-name="Standard">
      <style:text-properties style:font-name="Liberation Sans" fo:font-size="16pt" fo:font-weight="bold" style:font-size-asian="16pt" style:font-weight-asian="bold" style:font-size-complex="16pt" style:font-weight-complex="bold"/>
    </style:style>
    <style:style style:name="P14" style:family="paragraph" style:parent-style-name="Standard" style:list-style-name="L6">
      <style:text-properties officeooo:paragraph-rsid="00133e34"/>
    </style:style>
    <style:style style:name="P15" style:family="paragraph" style:parent-style-name="Standard" style:list-style-name="L7">
      <style:text-properties officeooo:paragraph-rsid="00133e34"/>
    </style:style>
    <style:style style:name="P16" style:family="paragraph" style:parent-style-name="Standard" style:list-style-name="L8">
      <style:text-properties officeooo:paragraph-rsid="00133e34"/>
    </style:style>
    <style:style style:name="P17" style:family="paragraph" style:parent-style-name="Standard" style:list-style-name="L9">
      <style:text-properties officeooo:paragraph-rsid="00133e34"/>
    </style:style>
    <style:style style:name="P18" style:family="paragraph" style:parent-style-name="Standard">
      <style:paragraph-properties fo:margin-top="0.494cm" fo:margin-bottom="0.247cm" loext:contextual-spacing="false" style:writing-mode="lr-tb"/>
      <style:text-properties fo:color="#000000" style:font-name="Liberation Sans" fo:font-size="14pt" fo:font-weight="bold" fo:background-color="#ffffff" style:font-size-asian="14pt" style:font-weight-asian="bold" style:font-size-complex="14pt" style:font-weight-complex="bold"/>
    </style:style>
    <style:style style:name="P19" style:family="paragraph" style:parent-style-name="Standard">
      <style:paragraph-properties fo:margin-top="0.494cm" fo:margin-bottom="0.247cm" loext:contextual-spacing="false" style:writing-mode="lr-tb"/>
      <style:text-properties fo:color="#000000" style:font-name="Liberation Sans" fo:font-size="14pt" fo:background-color="#ffffff" style:font-size-asian="14pt" style:font-size-complex="14pt"/>
    </style:style>
    <style:style style:name="P20" style:family="paragraph" style:parent-style-name="Standard">
      <style:paragraph-properties fo:margin-top="0.494cm" fo:margin-bottom="0.247cm" loext:contextual-spacing="false" style:writing-mode="lr-tb"/>
      <style:text-properties style:font-name="Liberation Sans" fo:font-size="14pt" style:font-size-asian="14pt" style:font-size-complex="14pt"/>
    </style:style>
    <style:style style:name="P21" style:family="paragraph" style:parent-style-name="Standard" style:list-style-name="L5">
      <style:paragraph-properties fo:margin-top="0.494cm" fo:margin-bottom="0.247cm" loext:contextual-spacing="false" style:writing-mode="lr-tb"/>
      <style:text-properties style:font-name="Liberation Sans" fo:font-size="14pt" style:font-size-asian="14pt" style:font-size-complex="14pt"/>
    </style:style>
    <style:style style:name="P22" style:family="paragraph" style:parent-style-name="Standard" style:list-style-name="L5">
      <style:paragraph-properties fo:margin-top="0.494cm" fo:margin-bottom="0.247cm" loext:contextual-spacing="false" style:writing-mode="lr-tb"/>
      <style:text-properties style:font-name="Liberation Sans" fo:font-size="14pt" officeooo:paragraph-rsid="0012c50e" style:font-size-asian="14pt" style:font-size-complex="14pt"/>
    </style:style>
    <style:style style:name="P23" style:family="paragraph" style:parent-style-name="Standard" style:list-style-name="L5">
      <style:paragraph-properties fo:margin-top="0.494cm" fo:margin-bottom="0.247cm" loext:contextual-spacing="false" style:writing-mode="lr-tb"/>
      <style:text-properties style:font-name="Liberation Sans" fo:font-size="14pt" officeooo:rsid="0012c50e" officeooo:paragraph-rsid="0012c50e" style:font-size-asian="14pt" style:font-size-complex="14pt"/>
    </style:style>
    <style:style style:name="P24" style:family="paragraph" style:parent-style-name="Standard">
      <style:paragraph-properties fo:margin-top="0.494cm" fo:margin-bottom="0.247cm" loext:contextual-spacing="false" style:writing-mode="lr-tb"/>
      <style:text-properties style:font-name="Liberation Sans" fo:font-size="14pt" fo:font-weight="bold" style:font-size-asian="14pt" style:font-weight-asian="bold" style:font-size-complex="14pt" style:font-weight-complex="bold"/>
    </style:style>
    <style:style style:name="P25" style:family="paragraph" style:parent-style-name="Text_20_body">
      <style:text-properties style:font-name="Liberation Sans" fo:font-size="14pt" fo:font-weight="bold" officeooo:paragraph-rsid="000a4c76" style:font-size-asian="14pt" style:font-weight-asian="bold" style:font-size-complex="14pt" style:font-weight-complex="bold"/>
    </style:style>
    <style:style style:name="P26" style:family="paragraph" style:parent-style-name="Text_20_body" style:list-style-name="L1">
      <style:text-properties style:font-name="Liberation Sans" fo:font-size="14pt" style:font-size-asian="14pt" style:font-size-complex="14pt"/>
    </style:style>
    <style:style style:name="P27" style:family="paragraph" style:parent-style-name="Text_20_body">
      <style:text-properties style:font-name="Liberation Sans" fo:font-size="14pt" fo:font-weight="normal" style:font-size-asian="14pt" style:font-weight-asian="normal" style:font-size-complex="14pt" style:font-weight-complex="normal"/>
    </style:style>
    <style:style style:name="P28" style:family="paragraph" style:parent-style-name="Text_20_body" style:list-style-name="L2">
      <style:text-properties style:font-name="Liberation Sans" fo:font-size="14pt" fo:font-weight="normal" style:font-size-asian="14pt" style:font-weight-asian="normal" style:font-size-complex="14pt" style:font-weight-complex="normal"/>
    </style:style>
    <style:style style:name="P29" style:family="paragraph" style:parent-style-name="Text_20_body" style:list-style-name="L1">
      <style:paragraph-properties fo:margin-top="0cm" fo:margin-bottom="0cm" loext:contextual-spacing="false"/>
      <style:text-properties style:font-name="Liberation Sans" fo:font-size="14pt" officeooo:rsid="000bd106" officeooo:paragraph-rsid="000bd106" style:font-size-asian="14pt" style:font-size-complex="14pt"/>
    </style:style>
    <style:style style:name="P30" style:family="paragraph" style:parent-style-name="Text_20_body" style:list-style-name="L1">
      <style:paragraph-properties fo:margin-top="0cm" fo:margin-bottom="0cm" loext:contextual-spacing="false"/>
      <style:text-properties style:font-name="Liberation Sans" fo:font-size="14pt" style:font-size-asian="14pt" style:font-size-complex="14pt"/>
    </style:style>
    <style:style style:name="P31" style:family="paragraph" style:parent-style-name="Text_20_body" style:list-style-name="L1">
      <style:paragraph-properties fo:margin-top="0cm" fo:margin-bottom="0cm" loext:contextual-spacing="false"/>
      <style:text-properties style:font-name="Liberation Sans" fo:font-size="14pt" officeooo:rsid="000cad93" officeooo:paragraph-rsid="000cad93" style:font-size-asian="14pt" style:font-size-complex="14pt"/>
    </style:style>
    <style:style style:name="P32" style:family="paragraph" style:parent-style-name="Text_20_body">
      <style:paragraph-properties fo:margin-top="0cm" fo:margin-bottom="0cm" loext:contextual-spacing="false" fo:line-height="100%"/>
      <style:text-properties style:font-name="Liberation Sans" fo:font-size="14pt" style:font-size-asian="14pt" style:font-size-complex="14pt"/>
    </style:style>
    <style:style style:name="P33" style:family="paragraph" style:parent-style-name="Text_20_body" style:list-style-name="L10">
      <style:paragraph-properties fo:margin-top="0cm" fo:margin-bottom="0cm" loext:contextual-spacing="false" fo:line-height="100%"/>
      <style:text-properties style:font-name="Liberation Sans" fo:font-size="14pt" style:font-size-asian="14pt" style:font-size-complex="14pt"/>
    </style:style>
    <style:style style:name="P34" style:family="paragraph" style:parent-style-name="Text_20_body" style:list-style-name="L11">
      <style:paragraph-properties fo:margin-top="0cm" fo:margin-bottom="0cm" loext:contextual-spacing="false" fo:line-height="100%"/>
      <style:text-properties style:font-name="Liberation Sans" fo:font-size="14pt" style:font-size-asian="14pt" style:font-size-complex="14pt"/>
    </style:style>
    <style:style style:name="P35" style:family="paragraph" style:parent-style-name="Text_20_body" style:list-style-name="L12">
      <style:paragraph-properties fo:margin-top="0cm" fo:margin-bottom="0cm" loext:contextual-spacing="false" fo:line-height="100%"/>
      <style:text-properties style:font-name="Liberation Sans" fo:font-size="14pt" style:font-size-asian="14pt" style:font-size-complex="14pt"/>
    </style:style>
    <style:style style:name="P36" style:family="paragraph" style:parent-style-name="Text_20_body" style:list-style-name="L13">
      <style:paragraph-properties fo:margin-top="0cm" fo:margin-bottom="0cm" loext:contextual-spacing="false" fo:line-height="100%"/>
    </style:style>
    <style:style style:name="P37" style:family="paragraph" style:parent-style-name="Table_20_Contents">
      <style:text-properties style:font-name="Liberation Sans" fo:font-size="14pt" fo:font-weight="bold" officeooo:rsid="0012c50e" officeooo:paragraph-rsid="0012c50e" style:font-size-asian="14pt" style:font-weight-asian="bold" style:font-size-complex="14pt" style:font-weight-complex="bold"/>
    </style:style>
    <style:style style:name="P38" style:family="paragraph" style:parent-style-name="Table_20_Contents">
      <style:text-properties style:font-name="Liberation Sans" fo:font-size="14pt" officeooo:rsid="00133e34" officeooo:paragraph-rsid="00133e34" style:font-size-asian="14pt" style:font-size-complex="14pt"/>
    </style:style>
    <style:style style:name="T1" style:family="text">
      <style:text-properties officeooo:rsid="000bd106"/>
    </style:style>
    <style:style style:name="T2" style:family="text">
      <style:text-properties officeooo:rsid="000cad93"/>
    </style:style>
    <style:style style:name="T3" style:family="text">
      <style:text-properties officeooo:rsid="0010493c"/>
    </style:style>
    <style:style style:name="T4" style:family="text">
      <style:text-properties officeooo:rsid="00114e63"/>
    </style:style>
    <style:style style:name="T5" style:family="text">
      <style:text-properties officeooo:rsid="0012b793"/>
    </style:style>
    <style:style style:name="T6" style:family="text">
      <style:text-properties fo:color="#000000" fo:font-weight="normal" fo:background-color="#ffffff" loext:char-shading-value="0"/>
    </style:style>
    <style:style style:name="T7" style:family="text">
      <style:text-properties fo:color="#000000" fo:background-color="#ffffff" loext:char-shading-value="0"/>
    </style:style>
    <style:style style:name="T8" style:family="text">
      <style:text-properties fo:color="#000000" officeooo:rsid="0012c50e" fo:background-color="#ffffff" loext:char-shading-value="0"/>
    </style:style>
    <style:style style:name="T9" style:family="text">
      <style:text-properties fo:color="#000000" fo:font-weight="bold" fo:background-color="#ffffff" loext:char-shading-value="0" style:font-weight-asian="bold" style:font-weight-complex="bold"/>
    </style:style>
    <style:style style:name="T10" style:family="text">
      <style:text-properties fo:color="#000000" style:font-name="Liberation Sans" fo:font-size="14pt" fo:font-weight="normal" officeooo:rsid="00133e34" fo:background-color="#ffffff" loext:char-shading-value="0" style:font-size-asian="14pt" style:font-weight-asian="normal" style:font-size-complex="14pt" style:font-weight-complex="normal"/>
    </style:style>
    <style:style style:name="T11" style:family="text">
      <style:text-properties fo:color="#000000" style:font-name="Liberation Sans" fo:font-size="14pt" fo:font-weight="bold" officeooo:rsid="00133e34" fo:background-color="#ffffff" loext:char-shading-value="0" style:font-size-asian="14pt" style:font-weight-asian="bold" style:font-size-complex="14pt" style:font-weight-complex="bold"/>
    </style:style>
    <style:style style:name="T12" style:family="text">
      <style:text-properties fo:color="#000000" style:font-name="Liberation Sans" fo:font-size="14pt" fo:background-color="#ffffff" loext:char-shading-value="0" style:font-size-asian="14pt" style:font-size-complex="14pt"/>
    </style:style>
    <style:style style:name="T13" style:family="text">
      <style:text-properties fo:font-weight="bold" style:font-weight-asian="bold"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officeooo:rsid="0013d43f"/>
    </style:style>
    <style:style style:name="T16" style:family="text">
      <style:text-properties fo:font-size="14pt" style:font-size-asian="14pt" style:font-size-complex="14pt"/>
    </style:style>
    <style:style style:name="T17" style:family="text">
      <style:text-properties style:font-name="Liberation Sans" fo:font-size="14pt"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text:s text:c="20"/><text:span text:style-name="T14"><text:s text:c="3"/>SESSION ASSIGNMENTS</text:span></text:p>
      <text:p text:style-name="P13"/>
      <text:p text:style-name="P11"/>
      <text:p text:style-name="P11">1.What qualities should a good Agile tester have?</text:p>
      <text:p text:style-name="P25">Testers in Agile teams should:</text:p>
      <text:list xml:id="list5638159622871745292" text:style-name="L1">
        <text:list-item>
          <text:p text:style-name="P29">Tester should choose good tool.</text:p>
        </text:list-item>
        <text:list-item>
          <text:p text:style-name="P30"><text:span text:style-name="T1">Tester should help </text:span>developers in writing automated tests and analyze the re<text:span text:style-name="T1">sult.</text:span></text:p>
        </text:list-item>
        <text:list-item>
          <text:p text:style-name="P30"><text:span text:style-name="T1">They should mi</text:span>nimize the execution time for the automated tests in order to obtain quick feedback.</text:p>
        </text:list-item>
        <text:list-item>
          <text:p text:style-name="P29">Test need to be performed continously.</text:p>
        </text:list-item>
        <text:list-item>
          <text:p text:style-name="P31">Valuable matrices should be provided for business.</text:p>
        </text:list-item>
        <text:list-item>
          <text:p text:style-name="P26"><text:s/>different testing tools <text:span text:style-name="T2">used be used</text:span> to help with manual testing</text:p>
        </text:list-item>
      </text:list>
      <text:list xml:id="list6382331662604149652" text:style-name="L2">
        <text:list-item>
          <text:p text:style-name="P28">Determine and advise which tests should be automated at which <text:span text:style-name="T2">one.</text:span></text:p>
        </text:list-item>
      </text:list>
      <text:p text:style-name="P10">2.What is Test Driven Development (TDD) and how much does it help add business value?</text:p>
      <text:p text:style-name="P12"><text:s text:c="7"/>TDD is <text:span text:style-name="T3">used to ensure that source code is tested </text:span><text:s/>co<text:span text:style-name="T3">mpletely.</text:span> </text:p>
      <text:p text:style-name="P27"/>
      <text:list xml:id="list6419955274560100902" text:style-name="L10">
        <text:list-item>
          <text:p text:style-name="P33"><text:span text:style-name="T15">TDD is used to maintain the <text:s/>time of organization to provide quality of software in order to achive the profit.</text:span></text:p>
        </text:list-item>
      </text:list>
      <text:list xml:id="list2493391100538797309" text:style-name="L11">
        <text:list-item>
          <text:p text:style-name="P34">Test driven development involves writing automated unit tests to prove that code is working. By writing the test code first, one will know when the code is working once the tests pass.These tests will prove that the code is working and will continue to work as any modification is done.</text:p>
        </text:list-item>
      </text:list>
      <text:list xml:id="list8750464193421436864" text:style-name="L12">
        <text:list-item>
          <text:p text:style-name="P35">Most of the softwares are agreed to use for many years and during these years updation is also possibleIt may decrease the productivity due to complexity, developer turnover, poor software design, and any number of other reasons. This is where software development really becomes expensive.</text:p>
        </text:list-item>
      </text:list>
      <text:list xml:id="list3196486455629185403" text:style-name="L13">
        <text:list-item>
          <text:p text:style-name="P36"><text:span text:style-name="Strong_20_Emphasis"><text:span text:style-name="T17">TDD can reduce the total cost of ownership of an application</text:span></text:span><text:span text:style-name="T17">. New developers can able to change the code without any fear. It will reduce the manual QA testing. The code will be self-documenting because the tests will describe the intended behavior of the code. All of this leads to flexible, maintainable software that can be changed in less time with higher quality. </text:span></text:p>
        </text:list-item>
      </text:list>
      <text:p text:style-name="P32"/>
      <text:p text:style-name="P12"/>
      <text:p text:style-name="P10"/>
      <text:p text:style-name="P10"><text:soft-page-break/></text:p>
      <text:p text:style-name="P10">3.What is CI? What is the effect of CI in schedule?</text:p>
      <text:p text:style-name="P10"/>
      <text:p text:style-name="P5"><text:span text:style-name="T4">Continouse integration</text:span> Provides <text:s/>verification and notification of changes to the code and application</text:p>
      <text:p text:style-name="P5"/>
      <text:list xml:id="list9136584034656769185" text:style-name="L4">
        <text:list-item>
          <text:p text:style-name="P6"><text:span text:style-name="T5">Actual <text:s/>plan is made at the begining that code will be completed with in that planed schedule.</text:span></text:p>
        </text:list-item>
      </text:list>
      <text:list xml:id="list6150812014117470622" text:style-name="L3">
        <text:list-item>
          <text:p text:style-name="P7"><text:span text:style-name="T5">But in reality it doesnt happen so it will excessed the planed shedule.</text:span></text:p>
        </text:list-item>
        <text:list-item>
          <text:p text:style-name="P8">By useing continouse integration, it is possible to deploy code at the planed time i.e, By allowing the develper to do unit testing once each unit of code is completed .so that scheduled release can be achieved.</text:p>
        </text:list-item>
        <text:list-item>
          <text:p text:style-name="P8">As developer it self perform the unit testing he can asure that the code is correct and move on to next.</text:p>
        </text:list-item>
        <text:list-item>
          <text:p text:style-name="P8">Even testing time will be saved work will be completed in time. </text:p>
        </text:list-item>
      </text:list>
      <text:p text:style-name="P5"/>
      <text:p text:style-name="P10"/>
      <text:p text:style-name="P9"><text:span text:style-name="T13">4.What is configuration management? </text:span></text:p>
      <text:p text:style-name="P9"><text:span text:style-name="T6">Configuration management (CM)</text:span><text:span text:style-name="T7"> is the process for establishing and maintaining consistency of a product's performance with its requirements, design, and operational information throughout its life. Number of tools are avilable for this configuration management.</text:span></text:p>
      <text:p text:style-name="P18">a. Name some sample tools available for version control?</text:p>
      <text:list xml:id="list6516790294841399802" text:style-name="L5">
        <text:list-item>
          <text:p text:style-name="P22"><text:span text:style-name="T7">Git </text:span></text:p>
        </text:list-item>
        <text:list-item>
          <text:p text:style-name="P22"><text:span text:style-name="T7">Mercurial</text:span></text:p>
        </text:list-item>
        <text:list-item>
          <text:p text:style-name="P22"><text:span text:style-name="T7">TFS (MS)</text:span></text:p>
        </text:list-item>
        <text:list-item>
          <text:p text:style-name="P22"><text:span text:style-name="T7">Subversio</text:span></text:p>
        </text:list-item>
        <text:list-item>
          <text:p text:style-name="P22"><text:span text:style-name="T9">b. How does version control help in agile projects?</text:span></text:p>
        </text:list-item>
        <text:list-item>
          <text:p text:style-name="P21"><text:span text:style-name="T7"><text:s/>Version control act </text:span><text:span text:style-name="T8">as a back up for the old and recently updated projects.Each time the updation to any version is done it need to be save in another folder so that changes made to old version do not affect new version.</text:span></text:p>
        </text:list-item>
        <text:list-item>
          <text:p text:style-name="P23"><text:span text:style-name="T8">I</text:span><text:span text:style-name="T7">f not making branch of particular folder.</text:span></text:p>
        </text:list-item>
        <text:list-item>
          <text:p text:style-name="P23"><text:soft-page-break/><text:span text:style-name="T8">I</text:span><text:span text:style-name="T7">f their is any bug in new version ,v can go back to old version from where it is obtained to fix a bug.</text:span></text:p>
        </text:list-item>
      </text:list>
      <text:p text:style-name="P10"/>
      <text:p text:style-name="P10">5.Describe Automated Testing vs Deployment Automation?</text:p>
      <text:p text:style-name="P2"><text:s/>Automated Testing </text:p>
      <text:list xml:id="list1587861100539018856" text:style-name="L6">
        <text:list-item>
          <text:p text:style-name="P14"><text:span text:style-name="T10">Unit tests: Testing of smallest units of code.</text:span></text:p>
        </text:list-item>
      </text:list>
      <text:list xml:id="list8610645207133847682" text:style-name="L7">
        <text:list-item>
          <text:p text:style-name="P15"><text:span text:style-name="T10">Integration tests: Testing interaction between multiple</text:span></text:p>
        </text:list-item>
      </text:list>
      <text:p text:style-name="P4">components</text:p>
      <text:list xml:id="list7115484780146834772" text:style-name="L8">
        <text:list-item>
          <text:p text:style-name="P16"><text:span text:style-name="T10">Acceptance tests: Testing complete segments of a system</text:span></text:p>
        </text:list-item>
      </text:list>
      <text:p text:style-name="P4">to ensure it meets the business needs.</text:p>
      <text:p text:style-name="P4"/>
      <text:list xml:id="list5031347380722065194" text:style-name="L9">
        <text:list-item>
          <text:p text:style-name="P17"><text:span text:style-name="T11">Deployment Automation<text:line-break/></text:span><text:span text:style-name="T12">It is the Push button deployment capabilities, iteduces complexity by using standardized script, reduces risk by re-running same script,reduces cost by speeding up deployment and frees up resources to focus on new features</text:span></text:p>
        </text:list-item>
      </text:list>
      <text:p text:style-name="P3"/>
      <text:p text:style-name="P3"/>
      <text:p text:style-name="P4"/>
      <text:p text:style-name="P1"/>
      <table:table table:name="Table1" table:style-name="Table1">
        <table:table-column table:style-name="Table1.A" table:number-columns-repeated="2"/>
        <table:table-row>
          <table:table-cell table:style-name="Table1.A1" office:value-type="string">
            <text:p text:style-name="P37"><text:s text:c="7"/>Automated Testing</text:p>
          </table:table-cell>
          <table:table-cell table:style-name="Table1.B1" office:value-type="string">
            <text:p text:style-name="P37"><text:s text:c="18"/>Deployment Automation</text:p>
          </table:table-cell>
        </table:table-row>
        <table:table-row>
          <table:table-cell table:style-name="Table1.A2" office:value-type="string">
            <text:p text:style-name="P38">Root cause can be identified soon</text:p>
          </table:table-cell>
          <table:table-cell table:style-name="Table1.B2" office:value-type="string">
            <text:p text:style-name="P38">Root cause cant be identified soon compared to Automated.</text:p>
          </table:table-cell>
        </table:table-row>
        <table:table-row>
          <table:table-cell table:style-name="Table1.A2" office:value-type="string">
            <text:p text:style-name="P38">Saves time in system test</text:p>
          </table:table-cell>
          <table:table-cell table:style-name="Table1.B2" office:value-type="string">
            <text:p text:style-name="P38">Reduces cost by speeding up deployment</text:p>
          </table:table-cell>
        </table:table-row>
        <table:table-row>
          <table:table-cell table:style-name="Table1.A2" office:value-type="string">
            <text:p text:style-name="P38">Provides for a free regression testing suite</text:p>
          </table:table-cell>
          <table:table-cell table:style-name="Table1.B2" office:value-type="string">
            <text:p text:style-name="P38">Frees up resources to focus on new features</text:p>
          </table:table-cell>
        </table:table-row>
        <table:table-row>
          <table:table-cell table:style-name="Table1.A2" office:value-type="string">
            <text:p text:style-name="P38">Reduces defect rate</text:p>
          </table:table-cell>
          <table:table-cell table:style-name="Table1.B2" office:value-type="string">
            <text:p text:style-name="P38">Reduces risk by re-running same script</text:p>
          </table:table-cell>
        </table:table-row>
      </table:table>
      <text:p text:style-name="P19"/>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12:21.045928299</meta:creation-date>
    <meta:editing-duration>PT18M41S</meta:editing-duration>
    <meta:editing-cycles>5</meta:editing-cycles>
    <meta:generator>LibreOffice/5.1.4.2$Linux_X86_64 LibreOffice_project/10m0$Build-2</meta:generator>
    <dc:date>2016-08-26T15:23:08.367713944</dc:date>
    <meta:document-statistic meta:table-count="1" meta:image-count="0" meta:object-count="0" meta:page-count="3" meta:paragraph-count="52" meta:word-count="700" meta:character-count="4164" meta:non-whitespace-character-count="3476"/>
  </office:meta>
</office:document-meta>
</file>